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1pt" officeooo:rsid="001ac3b8" officeooo:paragraph-rsid="001ac3b8" style:font-size-asian="10.5pt"/>
    </style:style>
    <style:style style:name="P2" style:family="paragraph" style:parent-style-name="Table_20_Heading">
      <style:text-properties style:font-name="Times New Roman" fo:font-size="11pt" officeooo:rsid="001ac3b8" officeooo:paragraph-rsid="001ac3b8" style:font-size-asian="10.5pt"/>
    </style:style>
    <style:style style:name="P3" style:family="paragraph" style:parent-style-name="MyText">
      <style:text-properties officeooo:paragraph-rsid="001162e9"/>
    </style:style>
    <style:style style:name="P4" style:family="paragraph" style:parent-style-name="MyText">
      <style:text-properties officeooo:rsid="0013a782" officeooo:paragraph-rsid="001ac3b8"/>
    </style:style>
    <style:style style:name="P5" style:family="paragraph" style:parent-style-name="Table_20_Heading">
      <style:text-properties style:font-name="Times New Roman" fo:font-size="11pt" officeooo:rsid="001ac3b8" officeooo:paragraph-rsid="001e0003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officeooo:rsid="001ac3b8" officeooo:paragraph-rsid="001e0003" style:font-size-asian="10.5pt"/>
    </style:style>
    <style:style style:name="P7" style:family="paragraph" style:parent-style-name="Heading_20_2">
      <style:paragraph-properties>
        <style:tab-stops>
          <style:tab-stop style:position="12.303cm"/>
          <style:tab-stop style:position="12.912cm"/>
        </style:tab-stops>
      </style:paragraph-properties>
      <style:text-properties officeooo:paragraph-rsid="001e0003"/>
    </style:style>
    <style:style style:name="P8" style:family="paragraph" style:parent-style-name="Heading_20_2">
      <style:paragraph-properties fo:break-before="page">
        <style:tab-stops>
          <style:tab-stop style:position="12.303cm"/>
          <style:tab-stop style:position="12.912cm"/>
        </style:tab-stops>
      </style:paragraph-properties>
      <style:text-properties officeooo:paragraph-rsid="001cfce2"/>
    </style:style>
    <style:style style:name="P9" style:family="paragraph" style:parent-style-name="MyText">
      <style:text-properties officeooo:rsid="001162e9" officeooo:paragraph-rsid="0013268b"/>
    </style:style>
    <style:style style:name="P10" style:family="paragraph" style:parent-style-name="MyText">
      <style:paragraph-properties>
        <style:tab-stops>
          <style:tab-stop style:position="12.303cm"/>
          <style:tab-stop style:position="12.912cm"/>
        </style:tab-stops>
      </style:paragraph-properties>
      <style:text-properties officeooo:paragraph-rsid="001e0003"/>
    </style:style>
    <style:style style:name="P11" style:family="paragraph" style:parent-style-name="MyText">
      <style:text-properties officeooo:paragraph-rsid="001e0003"/>
    </style:style>
    <style:style style:name="P12" style:family="paragraph" style:parent-style-name="MyText">
      <style:text-properties officeooo:rsid="001c1839" officeooo:paragraph-rsid="001ac3b8"/>
    </style:style>
    <style:style style:name="P13" style:family="paragraph" style:parent-style-name="MyText">
      <style:text-properties fo:language="en" fo:country="US" officeooo:rsid="00191299" officeooo:paragraph-rsid="001e0003"/>
    </style:style>
    <style:style style:name="P14" style:family="paragraph" style:parent-style-name="MyText">
      <style:text-properties fo:language="en" fo:country="US" officeooo:paragraph-rsid="001e0003"/>
    </style:style>
    <style:style style:name="T1" style:family="text">
      <style:text-properties officeooo:rsid="001162e9"/>
    </style:style>
    <style:style style:name="T2" style:family="text">
      <style:text-properties style:font-name="Arial"/>
    </style:style>
    <style:style style:name="T3" style:family="text">
      <style:text-properties style:font-name="Arial" officeooo:rsid="001162e9"/>
    </style:style>
    <style:style style:name="T4" style:family="text">
      <style:text-properties style:font-name="Arial" officeooo:rsid="001931da"/>
    </style:style>
    <style:style style:name="T5" style:family="text">
      <style:text-properties style:font-name="Arial" officeooo:rsid="00191299"/>
    </style:style>
    <style:style style:name="T6" style:family="text">
      <style:text-properties officeooo:rsid="0019d462"/>
    </style:style>
    <style:style style:name="T7" style:family="text">
      <style:text-properties officeooo:rsid="001ac3b8"/>
    </style:style>
    <style:style style:name="T8" style:family="text">
      <style:text-properties officeooo:rsid="001931da"/>
    </style:style>
    <style:style style:name="T9" style:family="text">
      <style:text-properties officeooo:rsid="00191299"/>
    </style:style>
    <style:style style:name="T10" style:family="text">
      <style:text-properties officeooo:rsid="001e0003"/>
    </style:style>
    <style:style style:name="T11" style:family="text">
      <style:text-properties officeooo:rsid="0018132b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size-asian="10.5pt"/>
    </style:style>
    <style:style style:name="T14" style:family="text">
      <style:text-properties style:font-name="Times New Roman1" officeooo:rsid="001162e9"/>
    </style:style>
    <style:style style:name="T15" style:family="text">
      <style:text-properties officeooo:rsid="001f78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2">Production Scheduling<text:tab/></text:span><text:span text:style-name="T3">Matěj Bartoš</text:span></text:h>
      <text:p text:style-name="P11"><text:span text:style-name="T1">Zjednodušenou verzí problému plánování výroby je Permutation Flow Shop (PFS). PFS je omezením původního problému Flow Shopu s tím, že všechny stroje zpracují práce ve stejném pořadí. PFS problém definuje množinu N prací, které by měly být zpracovány na M strojích. Každý stroj může zpracovat maximálně jednu práci za daný čas a každá práce obsahuje m operací takových, že í-tá operace musí být provedena na í-tém stroji. Krom toho je sled operací uvnitř prací pevně dán. </text:span>Na vstupu je dáno M, tedy počet strojů v úloze, spolu s počtem prací N a tabulka doby trvání časů jednotlivých prací na každém stroji.</text:p>
      <text:p text:style-name="MyText">Např.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B1" table:number-columns-spanned="3" office:value-type="string">
              <text:p text:style-name="P5">Jobs</text:p>
            </table:table-cell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5">Machines</text:p>
          </table:table-cell>
          <table:table-cell table:style-name="Table1.A2" office:value-type="string">
            <text:p text:style-name="P5">J1</text:p>
          </table:table-cell>
          <table:table-cell table:style-name="Table1.A2" office:value-type="string">
            <text:p text:style-name="P5">J2</text:p>
          </table:table-cell>
          <table:table-cell table:style-name="Table1.D2" office:value-type="string">
            <text:p text:style-name="P5">J3</text:p>
          </table:table-cell>
        </table:table-row>
        <table:table-row>
          <table:table-cell table:style-name="Table1.A2" office:value-type="string">
            <text:p text:style-name="P6">M1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M2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5</text:p>
          </table:table-cell>
          <table:table-cell table:style-name="Table1.D2" office:value-type="string">
            <text:p text:style-name="P6">2</text:p>
          </table:table-cell>
        </table:table-row>
      </table:table>
      <text:p text:style-name="P11"><text:s/></text:p>
      <text:p text:style-name="P11"><text:span text:style-name="T1">Úkolem problému je minimalizovat délku výrobního plánu. Výstupem je seřazená sekvence prací na daných strojích s nejmenší délkou plánu.</text:span></text:p>
      <text:p text:style-name="P10"><text:span text:style-name="T14">Permutation Flow Shop je úloha, která je NP-těžká, ale je řešitelná pomocí algoritmů pro celočíselné lineární programování a to např. metodou Branch and bound. Případně je možné výsledek pouze aproximovat heuristikami např. genetickými algoritmy.</text:span></text:p>
      <text:p text:style-name="P12"/>
      <text:p text:style-name="P3"/>
      <text:h text:style-name="P8" text:outline-level="2"><text:span text:style-name="T2">Production Scheduling<text:tab/></text:span><text:span text:style-name="T3">Matěj Bartoš</text:span></text:h>
      <text:p text:style-name="P14">A simple production scheduling problem is known as Permutation Flow Shop <text:span text:style-name="T10">(PFS)</text:span>. <text:span text:style-name="T11">PFS is a restriction of the original Flow shop problem therefore all machines process jobs in the exactly same order. </text:span>This problem defines a set of <text:span text:style-name="T11">N</text:span> jobs <text:span text:style-name="T9">which should be processed on M</text:span> machines. <text:span text:style-name="T11">Each machine may process the maximum of one job at the time and e</text:span>ach job contains exactly m operations such that the i<text:span text:style-name="T13">th </text:span>operation must be executed on the i<text:span text:style-name="T12">th</text:span> machine. Moreover, the order of operations within the job is also fixed. <text:span text:style-name="T11">The input contains M, which is the number of machines in the task, together with the N number of jobs and a table of time duration of individual jobs on each machine.</text:span></text:p>
      <text:p text:style-name="MyText">E.g.</text:p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B1" table:number-columns-spanned="3" office:value-type="string">
              <text:p text:style-name="P5">Jobs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5">Machines</text:p>
          </table:table-cell>
          <table:table-cell table:style-name="Table2.A2" office:value-type="string">
            <text:p text:style-name="P5">J1</text:p>
          </table:table-cell>
          <table:table-cell table:style-name="Table2.A2" office:value-type="string">
            <text:p text:style-name="P5">J2</text:p>
          </table:table-cell>
          <table:table-cell table:style-name="Table2.D2" office:value-type="string">
            <text:p text:style-name="P5">J3</text:p>
          </table:table-cell>
        </table:table-row>
        <table:table-row>
          <table:table-cell table:style-name="Table2.A2" office:value-type="string">
            <text:p text:style-name="P6">M1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</table:table-row>
        <table:table-row>
          <table:table-cell table:style-name="Table2.A2" office:value-type="string">
            <text:p text:style-name="P6">M2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5</text:p>
          </table:table-cell>
          <table:table-cell table:style-name="Table2.D2" office:value-type="string">
            <text:p text:style-name="P6">2</text:p>
          </table:table-cell>
        </table:table-row>
      </table:table>
      <text:p text:style-name="P14"><text:span text:style-name="T11"><text:s/></text:span></text:p>
      <text:p text:style-name="P14">The objective of this problem is to find a schedule of jobs that minimizes the schedule length. <text:span text:style-name="T15">The output is ordered sequence of jobs on each machine that has minimal make-span. </text:span></text:p>
      <text:p text:style-name="P13">Permutation Flow Shop is a task which is NP-hard, but it is solvable with the use of algorithms for integer <text:span text:style-name="T8">linear</text:span> programming, for example, wit<text:span text:style-name="T8">h </text:span>Branch and bound method. Alternatively it is possible to approximate the result with a heuristic technique, for instance, with genetic algorith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hyphenation-ladder-count="no-limit" style:page-number="auto" fo:break-before="page" style:shadow="none"/>
      <style:text-properties fo:background-color="transparen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yText" style:family="paragraph" style:parent-style-name="Standard" style:master-page-name="">
      <style:paragraph-properties fo:line-height="150%" fo:hyphenation-ladder-count="no-limit" style:page-number="auto" fo:break-before="auto" fo:break-after="auto" style:shadow="none"/>
      <style:text-properties style:font-name="Times New Roman" fo:font-family="'Times New Roman'" style:font-style-name="obyčejné" style:font-family-generic="roman" style:font-pitch="variable" fo:font-size="11pt" style:font-size-asian="10.5pt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2:18:36.726000000</meta:creation-date>
    <dc:date>2016-03-14T22:13:34.639000000</dc:date>
    <meta:editing-duration>PT1H4M32S</meta:editing-duration>
    <meta:editing-cycles>10</meta:editing-cycles>
    <meta:generator>LibreOffice/5.1.0.3$Windows_x86 LibreOffice_project/5e3e00a007d9b3b6efb6797a8b8e57b51ab1f737</meta:generator>
    <meta:document-statistic meta:table-count="2" meta:image-count="0" meta:object-count="0" meta:page-count="2" meta:paragraph-count="38" meta:word-count="388" meta:character-count="2266" meta:non-whitespace-character-count="1911"/>
  </office:meta>
</office:document-meta>
</file>